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" style:family="table">
      <style:table-properties style:width="20.221cm" fo:margin-left="-0.191cm" table:align="left" style:writing-mode="lr-tb"/>
    </style:style>
    <style:style style:name="HeaderTable.A" style:family="table-column">
      <style:table-column-properties style:column-width="10.111cm"/>
    </style:style>
    <style:style style:name="HeaderTable.1" style:family="table-row">
      <style:table-row-properties style:min-row-height="0.198cm" style:keep-together="true" fo:keep-together="auto"/>
    </style:style>
    <style:style style:name="HeaderTable.A1" style:family="table-cell">
      <style:table-cell-properties fo:padding-left="0.191cm" fo:padding-right="0.191cm" fo:padding-top="0cm" fo:padding-bottom="0cm" fo:border="none"/>
    </style:style>
    <style:style style:name="HeaderTable.A4" style:family="table-cell">
      <style:table-cell-properties style:vertical-align="" fo:padding-left="0.191cm" fo:padding-right="0.191cm" fo:padding-top="0cm" fo:padding-bottom="0cm" fo:border="none"/>
    </style:style>
    <style:style style:name="HeaderTable.10" style:family="table-row">
      <style:table-row-properties style:min-row-height="0.446cm"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Default">
      <style:paragraph-properties style:text-autospace="none"/>
    </style:style>
    <style:style style:name="P3" style:family="paragraph" style:parent-style-name="Default">
      <style:text-properties fo:language="en" fo:country="US"/>
    </style:style>
    <style:style style:name="P4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5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6" style:family="paragraph" style:parent-style-name="Default">
      <style:paragraph-properties style:text-autospace="none"/>
      <style:text-properties fo:color="#000000" style:font-name="Bookman Old Style" fo:font-size="11.5pt" fo:language="en" fo:country="US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7" style:family="paragraph" style:parent-style-name="Default">
      <style:paragraph-properties style:text-autospace="none"/>
      <style:text-properties fo:color="#000000" style:font-name="Bookman Old Style" fo:font-size="11pt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9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0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11" style:family="paragraph" style:parent-style-name="Default">
      <style:text-properties fo:color="#000000"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Bookman Old Style" fo:font-size="11.5pt" fo:language="en" fo:country="US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" style:family="text"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2" style:family="text"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T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$DocumHeader}</text:p>
      <text:p text:style-name="P1"/>
      <text:p text:style-name="P3"/>
      <table:table table:name="HeaderTable" table:style-name="HeaderTable">
        <table:table-column table:style-name="HeaderTable.A" table:number-columns-repeated="2"/>
        <table:table-row table:style-name="HeaderTable.1">
          <table:table-cell table:style-name="HeaderTable.A1" office:value-type="string">
            <text:p text:style-name="P2"><text:s/><text:span text:style-name="T2">ОТЧЕТ / </text:span><text:span text:style-name="T1">REPORT: </text:span></text:p>
          </table:table-cell>
          <table:table-cell table:style-name="HeaderTable.A1" office:value-type="string">
            <text:p text:style-name="P5">NS-653, NS-698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ГРУЗ / </text:span><text:span text:style-name="T1">CARGO: </text:span></text:p>
          </table:table-cell>
          <table:table-cell table:style-name="HeaderTable.A1" office:value-type="string">
            <text:p text:style-name="P5">SWEET PEPPER / СЛАДКИЙ ПЕРЕЦ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КОНТЕЙНЕР / </text:span><text:span text:style-name="T1">CONTAINER: </text:span></text:p>
          </table:table-cell>
          <table:table-cell table:style-name="HeaderTable.A1" office:value-type="string">
            <text:p text:style-name="P7">2 CONTAINERS (SEE ATTACHED LIST BELOW) </text:p>
          </table:table-cell>
        </table:table-row>
        <table:table-row table:style-name="HeaderTable.1">
          <table:table-cell table:style-name="HeaderTable.A4" office:value-type="string">
            <text:p text:style-name="P2"><text:span text:style-name="T2">ЗАКАЗ / </text:span><text:span text:style-name="T1">ORDER: </text:span></text:p>
          </table:table-cell>
          <table:table-cell table:style-name="HeaderTable.A1" office:value-type="string">
            <text:p text:style-name="P5">7272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КОНОСАМЕНТ / </text:span><text:span text:style-name="T1">B/L: </text:span></text:p>
          </table:table-cell>
          <table:table-cell table:style-name="HeaderTable.A1" office:value-type="string">
            <text:p text:style-name="P5"><text:span text:style-name="T5">{$BillOfLading}</text:span>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ИНВОЙС / </text:span><text:span text:style-name="T1">INVOICE: </text:span></text:p>
          </table:table-cell>
          <table:table-cell table:style-name="HeaderTable.A1" office:value-type="string">
            <text:p text:style-name="P6">{$Invoice}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СУДНО / </text:span><text:span text:style-name="T1">VESSEL: </text:span></text:p>
          </table:table-cell>
          <table:table-cell table:style-name="HeaderTable.A1" office:value-type="string">
            <text:p text:style-name="P5">ZIM ISTANBUL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ОТПРАВИТЕЛЬ / </text:span><text:span text:style-name="T1">SHIPPER: </text:span></text:p>
          </table:table-cell>
          <table:table-cell table:style-name="HeaderTable.A1" office:value-type="string">
            <text:p text:style-name="P5">AGREXCO </text:p>
          </table:table-cell>
        </table:table-row>
        <table:table-row table:style-name="HeaderTable.1">
          <table:table-cell table:style-name="HeaderTable.A1" office:value-type="string">
            <text:p text:style-name="P2"><text:span text:style-name="T2">ПОЛУЧАТЕЛЬ / </text:span><text:span text:style-name="T1">CONSIGNEE: </text:span></text:p>
          </table:table-cell>
          <table:table-cell table:style-name="HeaderTable.A1" office:value-type="string">
            <text:p text:style-name="P5">ЗАО “ТАНДЕР”/CJSC “TANDER” </text:p>
          </table:table-cell>
        </table:table-row>
        <table:table-row table:style-name="HeaderTable.10">
          <table:table-cell table:style-name="HeaderTable.A1" office:value-type="string">
            <text:p text:style-name="P2"><text:span text:style-name="T2">ДАТА ИНСПЕКЦИИ / </text:span><text:span text:style-name="T1">DATE OF INSPECTION: </text:span></text:p>
          </table:table-cell>
          <table:table-cell table:style-name="HeaderTable.A1" office:value-type="string">
            <text:p text:style-name="P4">06-07.12.2010 </text:p>
          </table:table-cell>
        </table:table-row>
        <table:table-row table:style-name="HeaderTable.10">
          <table:table-cell table:style-name="HeaderTable.A1" office:value-type="string">
            <text:p text:style-name="P4">МЕСТО ПРОВЕДЕНИЯ ИНСПЕКЦИИ: </text:p>
            <text:p text:style-name="P12">PLACE OF INSPECTION: </text:p>
          </table:table-cell>
          <table:table-cell table:style-name="HeaderTable.A1" office:value-type="string">
            <text:p text:style-name="P4">НОВОРОССИЙСК, РОССИЯ </text:p>
            <text:p text:style-name="P12">NOVOROSSIYSK, RUSSIA </text:p>
          </table:table-cell>
        </table:table-row>
      </table:table>
      <text:p text:style-name="P8"/>
      <text:p text:style-name="P1"/>
      <text:p text:style-name="P11">Образцы груза были отобраны нашим сюрвейером в соответствии с правилами «Commission Regulations (EEC) No. 1148/2001 dd. 12.06.01». </text:p>
      <text:p text:style-name="P2"><text:span text:style-name="T3">The samples of cargo were taken by our Surveyor in accordance with Commission Regulations (EEC) No. 1148/2001 dd. 12.06.01</text:span><text:span text:style-name="T4">. </text:span></text:p>
      <text:p text:style-name="P2"><text:span text:style-name="T4">Результаты инспекции представлены в таблице ниже / </text:span><text:span text:style-name="T3">Inspection results presented in the table below: </text:span></text:p>
      <text:p text:style-name="P13"/>
      <text:p text:style-name="P14">{$DocumFoote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30T09:45:15.67</meta:creation-date>
    <dc:date>2011-06-30T11:39:14.81</dc:date>
    <meta:editing-duration>PT1H5M57S</meta:editing-duration>
    <meta:editing-cycles>6</meta:editing-cycles>
    <meta:generator>LibreOffice/3.3$Win32 LibreOffice_project/330m19$Build-202</meta:generator>
    <meta:document-statistic meta:table-count="1" meta:image-count="0" meta:object-count="0" meta:page-count="1" meta:paragraph-count="29" meta:word-count="120" meta:character-count="855"/>
  </office:meta>
</office:document-meta>
</file>